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Find largest number among three numbers using ternary operator?</text:p>
      <text:p text:style-name="P1">2. Write a program to check the given number is palindrome or not?</text:p>
      <text:p text:style-name="P1">Descritpion : A Palindrome number is a number that remains the same when its digits are reversed. Like 16461, for example: we take 121 and reverse it, after revers it is same as original number.</text:p>
      <text:p text:style-name="P3"/>
      <text:p text:style-name="P1">3. Write a program to print star pattern?</text:p>
      <text:p text:style-name="P1">Input n= 5;</text:p>
      <text:p text:style-name="P1">Output: <text:s/></text:p>
      <text:p text:style-name="P2"><text:s text:c="8"/><text:span text:style-name="T1">*</text:span></text:p>
      <text:p text:style-name="P2"><text:s text:c="7"/><text:span text:style-name="T1">* *</text:span></text:p>
      <text:p text:style-name="P2"><text:s text:c="6"/><text:span text:style-name="T1">* * *</text:span></text:p>
      <text:p text:style-name="P2"><text:s text:c="5"/><text:span text:style-name="T1">* * * *</text:span></text:p>
      <text:p text:style-name="P2"><text:s text:c="4"/><text:span text:style-name="T1">* * * * *</text:span></text:p>
      <text:p text:style-name="P1">4. Write a program to print following pattern?</text:p>
      <text:p text:style-name="P1">Input : n = 5</text:p>
      <text:p text:style-name="P1">Output: </text:p>
      <text:p text:style-name="P1">* * * * * * * * *</text:p>
      <text:p text:style-name="P2"><text:s text:c="2"/><text:span text:style-name="T1">* * * * * * *</text:span></text:p>
      <text:p text:style-name="P2"><text:s text:c="4"/><text:span text:style-name="T1">* * * * *</text:span></text:p>
      <text:p text:style-name="P2"><text:s text:c="6"/><text:span text:style-name="T1">* * * </text:span></text:p>
      <text:p text:style-name="P2"><text:s text:c="8"/><text:span text:style-name="T1">* </text:span></text:p>
      <text:p text:style-name="P1">5. Write a program to print following pattern?</text:p>
      <text:p text:style-name="P1">Enter nubmer of rows: 5</text:p>
      <text:p text:style-name="P3"/>
      <text:p text:style-name="P2"><text:s text:c="10"/><text:span text:style-name="T1">*</text:span></text:p>
      <text:p text:style-name="P2"><text:s text:c="8"/><text:span text:style-name="T1">* * *</text:span></text:p>
      <text:p text:style-name="P2"><text:s text:c="6"/><text:span text:style-name="T1">* * * * *</text:span></text:p>
      <text:p text:style-name="P2"><text:s text:c="4"/><text:span text:style-name="T1">* * * * * * *</text:span></text:p>
      <text:p text:style-name="P2"><text:s text:c="2"/><text:span text:style-name="T1">* * * * * * * * *</text:span></text:p>
      <text:p text:style-name="P2"><text:s text:c="4"/><text:span text:style-name="T1">* * * * * * *</text:span></text:p>
      <text:p text:style-name="P2"><text:s text:c="6"/><text:span text:style-name="T1">* * * * *</text:span></text:p>
      <text:p text:style-name="P2"><text:s text:c="8"/><text:span text:style-name="T1">* * *</text:span></text:p>
      <text:p text:style-name="P2"><text:s text:c="10"/><text:span text:style-name="T1">*</text:span></text:p>
      <text:p text:style-name="P5"><text:s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29:54.085000000</dc:date>
    <dc:creator>Ankita Khot</dc:creator>
    <meta:editing-duration>PT51S</meta:editing-duration>
    <meta:editing-cycles>1</meta:editing-cycles>
    <meta:document-statistic meta:table-count="0" meta:image-count="0" meta:object-count="0" meta:page-count="1" meta:paragraph-count="32" meta:word-count="178" meta:character-count="778" meta:non-whitespace-character-count="515"/>
  </office:meta>
</office:document-meta>
</file>